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rsid="00f6bbb9" officeooo:paragraph-rsid="00f60f86" style:font-style-asian="normal" style:font-style-complex="normal"/>
    </style:style>
    <style:style style:name="P5" style:family="paragraph" style:parent-style-name="Standard">
      <style:text-properties style:font-name="Arial" fo:font-style="normal" officeooo:rsid="0140c6e9" officeooo:paragraph-rsid="01407caf" style:font-style-asian="normal" style:font-style-complex="normal"/>
    </style:style>
    <style:style style:name="P6" style:family="paragraph" style:parent-style-name="Standard">
      <style:text-properties style:font-name="Arial" fo:font-style="normal" officeooo:rsid="00bda10f" officeooo:paragraph-rsid="00bda10f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af289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1617bbe" officeooo:paragraph-rsid="01617bbe" style:font-size-asian="10.5pt" style:font-size-complex="12pt"/>
    </style:style>
    <style:style style:name="P9" style:family="paragraph" style:parent-style-name="Standard">
      <style:text-properties style:font-name="Arial" fo:font-style="italic" officeooo:rsid="00bd39c6" officeooo:paragraph-rsid="00bda10f" style:font-style-asian="italic" style:font-style-complex="italic"/>
    </style:style>
    <style:style style:name="P10" style:family="paragraph" style:parent-style-name="Standard">
      <style:text-properties style:font-name="Arial" officeooo:rsid="00bdf775" officeooo:paragraph-rsid="00bdf775"/>
    </style:style>
    <style:style style:name="P11" style:family="paragraph" style:parent-style-name="Standard">
      <style:text-properties style:font-name="Arial" officeooo:paragraph-rsid="00f7d4fc"/>
    </style:style>
    <style:style style:name="P12" style:family="paragraph" style:parent-style-name="Standard">
      <style:text-properties style:font-name="Arial" fo:font-size="11pt" style:font-size-asian="11pt" style:font-size-complex="11pt"/>
    </style:style>
    <style:style style:name="P13" style:family="paragraph" style:parent-style-name="Standard">
      <style:text-properties style:font-name="Arial" officeooo:paragraph-rsid="00fa406f"/>
    </style:style>
    <style:style style:name="P14" style:family="paragraph" style:parent-style-name="Standard">
      <style:text-properties style:font-name="Arial" officeooo:paragraph-rsid="01232089"/>
    </style:style>
    <style:style style:name="P15" style:family="paragraph" style:parent-style-name="Standard">
      <style:text-properties style:font-name="Arial" officeooo:rsid="00b68fdb" officeooo:paragraph-rsid="012138fc"/>
    </style:style>
    <style:style style:name="P16" style:family="paragraph" style:parent-style-name="Standard">
      <style:text-properties style:font-name="Arial" officeooo:rsid="0134c2a8" officeooo:paragraph-rsid="0134c2a8"/>
    </style:style>
    <style:style style:name="P17" style:family="paragraph" style:parent-style-name="Standard">
      <style:text-properties style:font-name="Arial" officeooo:rsid="01359c41" officeooo:paragraph-rsid="01359c41"/>
    </style:style>
    <style:style style:name="P18" style:family="paragraph" style:parent-style-name="Standard">
      <style:text-properties style:font-name="Arial" officeooo:rsid="0140c6e9" officeooo:paragraph-rsid="0140c6e9"/>
    </style:style>
    <style:style style:name="P19" style:family="paragraph" style:parent-style-name="Standard">
      <style:text-properties style:font-name="Arial" officeooo:rsid="01362d58" officeooo:paragraph-rsid="01362d58"/>
    </style:style>
    <style:style style:name="P20" style:family="paragraph" style:parent-style-name="Standard">
      <style:text-properties style:font-name="Arial" officeooo:rsid="0142df43" officeooo:paragraph-rsid="0142df43"/>
    </style:style>
    <style:style style:name="P21" style:family="paragraph" style:parent-style-name="Standard">
      <style:text-properties style:font-name="Arial" officeooo:rsid="0137caf5" officeooo:paragraph-rsid="0143c942"/>
    </style:style>
    <style:style style:name="P22" style:family="paragraph" style:parent-style-name="Standard">
      <style:text-properties style:font-name="Arial" officeooo:rsid="00bda10f"/>
    </style:style>
    <style:style style:name="P23" style:family="paragraph" style:parent-style-name="Standard">
      <style:text-properties style:font-name="Arial" officeooo:rsid="01535ad0" officeooo:paragraph-rsid="01535ad0"/>
    </style:style>
    <style:style style:name="P24" style:family="paragraph" style:parent-style-name="Standard">
      <style:text-properties style:font-name="Arial" officeooo:paragraph-rsid="01535ad0"/>
    </style:style>
    <style:style style:name="P25" style:family="paragraph" style:parent-style-name="Standard">
      <style:text-properties style:font-name="Arial" officeooo:rsid="01617bbe" officeooo:paragraph-rsid="01617bbe"/>
    </style:style>
    <style:style style:name="P26" style:family="paragraph" style:parent-style-name="Standard">
      <style:text-properties style:font-name="Arial" officeooo:rsid="01615033" officeooo:paragraph-rsid="01615033"/>
    </style:style>
    <style:style style:name="P27" style:family="paragraph" style:parent-style-name="Standard">
      <style:text-properties style:font-name="Arial" officeooo:rsid="01479dec" officeooo:paragraph-rsid="01479dec"/>
    </style:style>
    <style:style style:name="P28" style:family="paragraph" style:parent-style-name="Standard">
      <style:text-properties style:font-name="Arial" officeooo:paragraph-rsid="014d6e19"/>
    </style:style>
    <style:style style:name="P29" style:family="paragraph" style:parent-style-name="Standard">
      <style:text-properties style:font-name="Arial" officeooo:rsid="016af40a" officeooo:paragraph-rsid="016af40a"/>
    </style:style>
    <style:style style:name="P30" style:family="paragraph" style:parent-style-name="Standard">
      <style:text-properties style:font-name="Arial" officeooo:rsid="014f84e9" officeooo:paragraph-rsid="016172b1"/>
    </style:style>
    <style:style style:name="P31" style:family="paragraph" style:parent-style-name="Standard">
      <style:text-properties officeooo:paragraph-rsid="00f89eb6"/>
    </style:style>
    <style:style style:name="P32" style:family="paragraph" style:parent-style-name="Standard">
      <style:paragraph-properties fo:text-align="start" style:justify-single-word="false"/>
      <style:text-properties officeooo:paragraph-rsid="00f60f86"/>
    </style:style>
    <style:style style:name="P33" style:family="paragraph" style:parent-style-name="Standard">
      <style:text-properties officeooo:paragraph-rsid="00f7d4fc"/>
    </style:style>
    <style:style style:name="P34" style:family="paragraph" style:parent-style-name="Standard">
      <style:text-properties officeooo:paragraph-rsid="0134c2a8"/>
    </style:style>
    <style:style style:name="P35" style:family="paragraph" style:parent-style-name="Standard">
      <style:text-properties officeooo:paragraph-rsid="01359c41"/>
    </style:style>
    <style:style style:name="P36" style:family="paragraph" style:parent-style-name="Standard">
      <style:text-properties officeooo:rsid="01362d58" officeooo:paragraph-rsid="01362d58"/>
    </style:style>
    <style:style style:name="P37" style:family="paragraph" style:parent-style-name="Standard">
      <style:text-properties officeooo:rsid="0142df43" officeooo:paragraph-rsid="0142df43"/>
    </style:style>
    <style:style style:name="P38" style:family="paragraph" style:parent-style-name="Standard">
      <style:text-properties officeooo:paragraph-rsid="0121eeed"/>
    </style:style>
    <style:style style:name="P39" style:family="paragraph" style:parent-style-name="Standard">
      <style:text-properties officeooo:rsid="01479dec" officeooo:paragraph-rsid="01479dec"/>
    </style:style>
    <style:style style:name="P40" style:family="paragraph" style:parent-style-name="Standard">
      <style:text-properties officeooo:paragraph-rsid="014f84e9"/>
    </style:style>
    <style:style style:name="P41" style:family="paragraph" style:parent-style-name="Standard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c66e0" officeooo:paragraph-rsid="015c66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4a0ad" officeooo:paragraph-rsid="01703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0359f" officeooo:paragraph-rsid="01703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14d6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officeooo:paragraph-rsid="01615033"/>
    </style:style>
    <style:style style:name="P46" style:family="paragraph" style:parent-style-name="Standard">
      <style:text-properties officeooo:paragraph-rsid="0156d494"/>
    </style:style>
    <style:style style:name="P47" style:family="paragraph" style:parent-style-name="Standard">
      <style:text-properties officeooo:paragraph-rsid="00fa406f"/>
    </style:style>
    <style:style style:name="P48" style:family="paragraph" style:parent-style-name="Standard">
      <style:text-properties officeooo:paragraph-rsid="012138fc"/>
    </style:style>
    <style:style style:name="P49" style:family="paragraph" style:parent-style-name="Standard">
      <style:text-properties officeooo:rsid="016af40a" officeooo:paragraph-rsid="016af40a"/>
    </style:style>
    <style:style style:name="P50" style:family="paragraph" style:parent-style-name="Standard">
      <style:text-properties officeooo:rsid="016af40a" officeooo:paragraph-rsid="016afdce"/>
    </style:style>
    <style:style style:name="P51" style:family="paragraph" style:parent-style-name="Standard">
      <style:text-properties officeooo:paragraph-rsid="01232089"/>
    </style:style>
    <style:style style:name="P52" style:family="paragraph" style:parent-style-name="Standard">
      <style:text-properties officeooo:paragraph-rsid="0170359f"/>
    </style:style>
    <style:style style:name="P53" style:family="paragraph" style:parent-style-name="Standard">
      <style:text-properties officeooo:paragraph-rsid="0179ff39"/>
    </style:style>
    <style:style style:name="P54" style:family="paragraph" style:parent-style-name="Standard">
      <style:text-properties style:font-name="Arial" fo:font-style="normal" officeooo:rsid="0142df43" officeooo:paragraph-rsid="0142df43" style:font-style-asian="normal" style:font-style-complex="normal"/>
    </style:style>
    <style:style style:name="P55" style:family="paragraph" style:parent-style-name="Standard">
      <style:text-properties style:font-name="Arial" fo:font-size="12pt" officeooo:rsid="007e0fa4" officeooo:paragraph-rsid="0143c942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57" style:family="paragraph" style:parent-style-name="Standard">
      <style:text-properties style:font-name="Arial" officeooo:rsid="0134c2a8" officeooo:paragraph-rsid="0134c2a8"/>
    </style:style>
    <style:style style:name="P58" style:family="paragraph" style:parent-style-name="Standard">
      <style:text-properties style:font-name="Arial" officeooo:rsid="0142df43" officeooo:paragraph-rsid="0142df43"/>
    </style:style>
    <style:style style:name="P59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officeooo:paragraph-rsid="0167f056"/>
    </style:style>
    <style:style style:name="P61" style:family="paragraph" style:parent-style-name="Standard">
      <style:paragraph-properties fo:text-align="start" style:justify-single-word="false"/>
      <style:text-properties officeooo:paragraph-rsid="00f60f86"/>
    </style:style>
    <style:style style:name="P62" style:family="paragraph" style:parent-style-name="Standard">
      <style:paragraph-properties fo:text-align="start" style:justify-single-word="false"/>
      <style:text-properties officeooo:rsid="0185045e" officeooo:paragraph-rsid="0185045e"/>
    </style:style>
    <style:style style:name="T1" style:family="text">
      <style:text-properties officeooo:rsid="006f9af8"/>
    </style:style>
    <style:style style:name="T2" style:family="text">
      <style:text-properties style:font-name="Arial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style:font-name="Arial" fo:font-size="14pt" officeooo:rsid="00af2890" style:font-size-asian="14pt" style:font-size-complex="14pt"/>
    </style:style>
    <style:style style:name="T5" style:family="text">
      <style:text-properties style:font-name="Arial" fo:font-size="14pt" officeooo:rsid="00fee636" style:font-size-asian="14pt" style:font-size-complex="14pt"/>
    </style:style>
    <style:style style:name="T6" style:family="text">
      <style:text-properties style:font-name="Arial" fo:font-size="14pt" officeooo:rsid="0134c2a8" style:font-size-asian="14pt" style:font-size-complex="14pt"/>
    </style:style>
    <style:style style:name="T7" style:family="text">
      <style:text-properties style:font-name="Arial" fo:font-size="14pt" officeooo:rsid="0185045e" style:font-size-asian="14pt" style:font-size-complex="14pt"/>
    </style:style>
    <style:style style:name="T8" style:family="text">
      <style:text-properties style:font-name="Arial" officeooo:rsid="0065368b"/>
    </style:style>
    <style:style style:name="T9" style:family="text">
      <style:text-properties style:font-name="Arial" officeooo:rsid="00b68fdb"/>
    </style:style>
    <style:style style:name="T10" style:family="text">
      <style:text-properties style:font-name="Arial" fo:font-style="normal" style:font-style-asian="normal" style:font-style-complex="normal"/>
    </style:style>
    <style:style style:name="T11" style:family="text">
      <style:text-properties style:font-name="Arial" fo:font-style="normal" officeooo:rsid="00f6bbb9" style:font-style-asian="normal" style:font-style-complex="normal"/>
    </style:style>
    <style:style style:name="T12" style:family="text">
      <style:text-properties style:font-name="Arial" fo:font-style="normal" officeooo:rsid="00f60f86" style:font-style-asian="normal" style:font-style-complex="normal"/>
    </style:style>
    <style:style style:name="T13" style:family="text">
      <style:text-properties style:font-name="Arial" fo:font-style="normal" officeooo:rsid="01362d58" style:font-style-asian="normal" style:font-style-complex="normal"/>
    </style:style>
    <style:style style:name="T14" style:family="text">
      <style:text-properties style:font-name="Arial" fo:font-style="normal" officeooo:rsid="01359c41" style:font-style-asian="normal" style:font-style-complex="normal"/>
    </style:style>
    <style:style style:name="T15" style:family="text">
      <style:text-properties style:font-name="Arial" fo:font-style="normal" officeooo:rsid="0140c6e9" style:font-style-asian="normal" style:font-style-complex="normal"/>
    </style:style>
    <style:style style:name="T16" style:family="text">
      <style:text-properties style:font-name="Arial" fo:font-style="normal" officeooo:rsid="01407caf" style:font-style-asian="normal" style:font-style-complex="normal"/>
    </style:style>
    <style:style style:name="T17" style:family="text">
      <style:text-properties style:font-name="Arial" fo:font-style="normal" officeooo:rsid="0141d9e7" style:font-style-asian="normal" style:font-style-complex="normal"/>
    </style:style>
    <style:style style:name="T18" style:family="text">
      <style:text-properties style:font-name="Arial" fo:font-style="normal" officeooo:rsid="01479dec" style:font-style-asian="normal" style:font-style-complex="normal"/>
    </style:style>
    <style:style style:name="T19" style:family="text">
      <style:text-properties style:font-name="Arial" fo:font-style="normal" officeooo:rsid="014f84e9" style:font-style-asian="normal" style:font-style-complex="normal"/>
    </style:style>
    <style:style style:name="T20" style:family="text">
      <style:text-properties style:font-name="Arial" fo:font-style="normal" officeooo:rsid="015d8128" style:font-style-asian="normal" style:font-style-complex="normal"/>
    </style:style>
    <style:style style:name="T21" style:family="text">
      <style:text-properties style:font-name="Arial" fo:font-style="normal" officeooo:rsid="00fa406f" style:font-style-asian="normal" style:font-style-complex="normal"/>
    </style:style>
    <style:style style:name="T22" style:family="text">
      <style:text-properties style:font-name="Arial" fo:font-style="normal" officeooo:rsid="01637627" style:font-style-asian="normal" style:font-style-complex="normal"/>
    </style:style>
    <style:style style:name="T23" style:family="text">
      <style:text-properties style:font-name="Arial" fo:font-style="normal" officeooo:rsid="016c64ca" style:font-style-asian="normal" style:font-style-complex="normal"/>
    </style:style>
    <style:style style:name="T24" style:family="text">
      <style:text-properties style:font-name="Arial" fo:font-style="normal" officeooo:rsid="016e3eb4" style:font-style-asian="normal" style:font-style-complex="normal"/>
    </style:style>
    <style:style style:name="T25" style:family="text">
      <style:text-properties style:font-name="Arial" fo:font-style="normal" officeooo:rsid="00bd39c6" style:font-style-asian="normal" style:font-style-complex="normal"/>
    </style:style>
    <style:style style:name="T26" style:family="text">
      <style:text-properties style:font-name="Arial" fo:font-style="normal" officeooo:rsid="0170359f" style:font-style-asian="normal" style:font-style-complex="normal"/>
    </style:style>
    <style:style style:name="T27" style:family="text">
      <style:text-properties style:font-name="Arial" fo:font-style="normal" officeooo:rsid="0143c942" style:font-style-asian="normal" style:font-style-complex="normal"/>
    </style:style>
    <style:style style:name="T28" style:family="text">
      <style:text-properties style:font-name="Arial" officeooo:rsid="00bda10f"/>
    </style:style>
    <style:style style:name="T29" style:family="text">
      <style:text-properties style:font-name="Arial" officeooo:rsid="00fa406f"/>
    </style:style>
    <style:style style:name="T30" style:family="text">
      <style:text-properties style:font-name="Arial" officeooo:rsid="00fea6fe"/>
    </style:style>
    <style:style style:name="T31" style:family="text">
      <style:text-properties style:font-name="Arial" officeooo:rsid="00f89eb6"/>
    </style:style>
    <style:style style:name="T32" style:family="text">
      <style:text-properties style:font-name="Arial" officeooo:rsid="00f60f86"/>
    </style:style>
    <style:style style:name="T33" style:family="text">
      <style:text-properties style:font-name="Arial" officeooo:rsid="011da6db"/>
    </style:style>
    <style:style style:name="T34" style:family="text">
      <style:text-properties style:font-name="Arial" officeooo:rsid="011fa089"/>
    </style:style>
    <style:style style:name="T35" style:family="text">
      <style:text-properties style:font-name="Arial" officeooo:rsid="0128ea93"/>
    </style:style>
    <style:style style:name="T36" style:family="text">
      <style:text-properties style:font-name="Arial" officeooo:rsid="012a914d"/>
    </style:style>
    <style:style style:name="T37" style:family="text">
      <style:text-properties style:font-name="Arial" officeooo:rsid="0134c2a8"/>
    </style:style>
    <style:style style:name="T38" style:family="text">
      <style:text-properties style:font-name="Arial" officeooo:rsid="01359c41"/>
    </style:style>
    <style:style style:name="T39" style:family="text">
      <style:text-properties style:font-name="Arial" officeooo:rsid="01362d58"/>
    </style:style>
    <style:style style:name="T40" style:family="text">
      <style:text-properties style:font-name="Arial" officeooo:rsid="01407caf"/>
    </style:style>
    <style:style style:name="T41" style:family="text">
      <style:text-properties style:font-name="Arial" fo:font-style="italic" style:font-style-asian="italic" style:font-style-complex="italic"/>
    </style:style>
    <style:style style:name="T42" style:family="text">
      <style:text-properties style:font-name="Arial" fo:font-style="italic" officeooo:rsid="01407caf" style:font-style-asian="italic" style:font-style-complex="italic"/>
    </style:style>
    <style:style style:name="T43" style:family="text">
      <style:text-properties style:font-name="Arial" fo:font-style="italic" officeooo:rsid="0140c6e9" style:font-style-asian="italic" style:font-style-complex="italic"/>
    </style:style>
    <style:style style:name="T44" style:family="text">
      <style:text-properties style:font-name="Arial" fo:font-style="italic" officeooo:rsid="01359c41" style:font-style-asian="italic" style:font-style-complex="italic"/>
    </style:style>
    <style:style style:name="T45" style:family="text">
      <style:text-properties style:font-name="Arial" officeooo:rsid="0140c6e9"/>
    </style:style>
    <style:style style:name="T46" style:family="text">
      <style:text-properties style:font-name="Arial" officeooo:rsid="0141d9e7"/>
    </style:style>
    <style:style style:name="T47" style:family="text">
      <style:text-properties style:font-name="Arial" fo:font-size="11pt" style:font-size-asian="11pt" style:font-size-complex="11pt"/>
    </style:style>
    <style:style style:name="T48" style:family="text">
      <style:text-properties style:font-name="Arial" fo:font-size="11pt" officeooo:rsid="0142df43" style:font-size-asian="11pt" style:font-size-complex="11pt"/>
    </style:style>
    <style:style style:name="T49" style:family="text">
      <style:text-properties style:font-name="Arial" officeooo:rsid="0142df43"/>
    </style:style>
    <style:style style:name="T50" style:family="text">
      <style:text-properties style:font-name="Arial" officeooo:rsid="014f84e9"/>
    </style:style>
    <style:style style:name="T51" style:family="text">
      <style:text-properties style:font-name="Arial" officeooo:rsid="01535ad0"/>
    </style:style>
    <style:style style:name="T52" style:family="text">
      <style:text-properties style:font-name="Arial" officeooo:rsid="01615033"/>
    </style:style>
    <style:style style:name="T53" style:family="text">
      <style:text-properties style:font-name="Arial" officeooo:rsid="016172b1"/>
    </style:style>
    <style:style style:name="T54" style:family="text">
      <style:text-properties style:font-name="Arial" officeooo:rsid="01637627"/>
    </style:style>
    <style:style style:name="T55" style:family="text">
      <style:text-properties style:font-name="Arial" officeooo:rsid="0156d494"/>
    </style:style>
    <style:style style:name="T56" style:family="text">
      <style:text-properties style:font-name="Arial" officeooo:rsid="017e7215"/>
    </style:style>
    <style:style style:name="T57" style:family="text">
      <style:text-properties style:font-name="Arial" officeooo:rsid="016af40a"/>
    </style:style>
    <style:style style:name="T58" style:family="text">
      <style:text-properties style:font-name="Arial" officeooo:rsid="016afdce"/>
    </style:style>
    <style:style style:name="T59" style:family="text">
      <style:text-properties style:font-name="Arial" officeooo:rsid="016e3eb4"/>
    </style:style>
    <style:style style:name="T60" style:family="text">
      <style:text-properties style:font-name="Arial" officeooo:rsid="0179ff39"/>
    </style:style>
    <style:style style:name="T61" style:family="text">
      <style:text-properties style:font-name="Arial" officeooo:rsid="01831c5c"/>
    </style:style>
    <style:style style:name="T62" style:family="text">
      <style:text-properties style:font-name="Arial" officeooo:rsid="0185045e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bda10f" style:font-style-asian="normal" style:font-style-complex="normal"/>
    </style:style>
    <style:style style:name="T66" style:family="text">
      <style:text-properties fo:font-style="normal" officeooo:rsid="00be568f" style:font-style-asian="normal" style:font-style-complex="normal"/>
    </style:style>
    <style:style style:name="T67" style:family="text">
      <style:text-properties fo:font-style="normal" officeooo:rsid="00bdf775" style:font-style-asian="normal" style:font-style-complex="normal"/>
    </style:style>
    <style:style style:name="T68" style:family="text">
      <style:text-properties fo:font-style="normal" officeooo:rsid="0121eeed" style:font-style-asian="normal" style:font-style-complex="normal"/>
    </style:style>
    <style:style style:name="T69" style:family="text">
      <style:text-properties fo:font-style="normal" officeooo:rsid="0141d9e7" style:font-style-asian="normal" style:font-style-complex="normal"/>
    </style:style>
    <style:style style:name="T70" style:family="text">
      <style:text-properties fo:font-style="normal" officeooo:rsid="0154a0ad" style:font-style-asian="normal" style:font-style-complex="normal"/>
    </style:style>
    <style:style style:name="T71" style:family="text">
      <style:text-properties officeooo:rsid="0065368b"/>
    </style:style>
    <style:style style:name="T72" style:family="text">
      <style:text-properties officeooo:rsid="00be568f"/>
    </style:style>
    <style:style style:name="T73" style:family="text">
      <style:text-properties officeooo:rsid="0141d9e7"/>
    </style:style>
    <style:style style:name="T7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703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154a0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6" style:family="text">
      <style:text-properties officeooo:rsid="01535ad0"/>
    </style:style>
    <style:style style:name="T77" style:family="text">
      <style:text-properties officeooo:rsid="015f0baa"/>
    </style:style>
    <style:style style:name="T78" style:family="text">
      <style:text-properties officeooo:rsid="01637627"/>
    </style:style>
    <style:style style:name="T79" style:family="text">
      <style:text-properties officeooo:rsid="01643c79"/>
    </style:style>
    <style:style style:name="T80" style:family="text">
      <style:text-properties officeooo:rsid="016afdce"/>
    </style:style>
    <style:style style:name="T81" style:family="text">
      <style:text-properties officeooo:rsid="016c64ca"/>
    </style:style>
    <style:style style:name="T82" style:family="text">
      <style:text-properties officeooo:rsid="016e3e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<text:span text:style-name="T56"><text:s/></text:span><text:span text:style-name="T5">Manually </text:span><text:span text:style-name="T3">I</text:span><text:span text:style-name="T4">nstalling</text:span><text:span text:style-name="T3"> </text:span><text:span text:style-name="T4">a</text:span><text:span text:style-name="T7">n external</text:span><text:span text:style-name="T3"> SSD </text:span><text:span text:style-name="T6">for the /home</text:span><text:span text:style-name="T4"> Partition</text:span></text:p>
      <text:p text:style-name="P7"/>
      <text:p text:style-name="P62"><text:span text:style-name="T52">A</text:span><text:span text:style-name="T2">s referenced in the EOS-desktop-instructions PDF, here are the instructions to install an external USB SSD enclosure as your /home directory on your new EndeavourOS SBC.</text:span></text:p>
      <text:p text:style-name="P32"><text:span text:style-name="T52"/></text:p>
      <text:p text:style-name="P32"><text:span text:style-name="T52">I</text:span><text:span text:style-name="T32">nstall a SSD in a USB 3 enclosure </text:span><text:span text:style-name="T37">as an external home partition</text:span><text:span text:style-name="T32">. <text:s/>This SSD can be any size you </text:span><text:span text:style-name="T37">want</text:span><text:span text:style-name="T32">. <text:s/>Then this USB 3 SSD can be mounted during boot up in /</text:span><text:span text:style-name="T12">etc/fstab as /home. <text:s/></text:span><text:span text:style-name="T11">This also makes this data easily backed up with rsync </text:span><text:span text:style-name="T13">along with config files.</text:span></text:p>
      <text:p text:style-name="P4"/>
      <text:p text:style-name="P24">Power off the computer and connect a USB 3 external enclosure with a SSD installed. </text:p>
      <text:p text:style-name="P45"><text:span text:style-name="T51">IMPORTANT: <text:s/></text:span><text:span text:style-name="T52">To transfer the contents of /home then empty /home, there should not be anyone logged into a Desktop Environment. <text:s/>Way too many conflicts if someone is logged in.</text:span></text:p>
      <text:p text:style-name="P26"/>
      <text:p text:style-name="P53"><text:span text:style-name="T2">Boot the computer, </text:span><text:span text:style-name="T60">at the Desktop Manager, </text:span><text:span text:style-name="T50">do NOT </text:span><text:span text:style-name="T37">login</text:span><text:span text:style-name="T2">.</text:span></text:p>
      <text:p text:style-name="P53"><text:span text:style-name="T53">P</text:span><text:span text:style-name="T50">ress Ctrl-ALT-F2 to o</text:span><text:span text:style-name="T37">pen a </text:span><text:span text:style-name="T50">Console</text:span><text:span text:style-name="T37"> window </text:span><text:span text:style-name="T50">(tty2).</text:span></text:p>
      <text:p text:style-name="P30">Login to the console window as root and enter your root password.</text:p>
      <text:p text:style-name="P27"/>
      <text:p text:style-name="P31"><text:span text:style-name="T30">#</text:span><text:span text:style-name="T31"> l</text:span><text:span text:style-name="T57">b <text:s text:c="5"/></text:span><text:span text:style-name="T31"><text:s/></text:span><text:span text:style-name="T38">(</text:span><text:span text:style-name="T57">Odroid N2 </text:span><text:span text:style-name="T61">&amp; RPi4 will</text:span><text:span text:style-name="T38"> </text:span><text:span text:style-name="T58">look </text:span><text:span text:style-name="T38">similar to this, </text:span><text:span text:style-name="T58">Odroid XU4 will have one mmcblk partition</text:span><text:span text:style-name="T38">)</text:span></text:p>
      <text:p text:style-name="P48"><text:span text:style-name="T31">NAME</text:span><text:span text:style-name="T34"> <text:s text:c="12"/></text:span><text:span text:style-name="T57">FSTYPE <text:s text:c="5"/>FSSIZE <text:s text:c="5"/>LABEL <text:s text:c="4"/>MOUNTPOINT</text:span></text:p>
      <text:p text:style-name="P29">sda</text:p>
      <text:p text:style-name="P49"><text:span text:style-name="T31">└─</text:span><text:span text:style-name="T2">sda1 <text:s text:c="15"/>ext4 <text:s text:c="28"/>XXXXX</text:span></text:p>
      <text:p text:style-name="P29">mmcblk0</text:p>
      <text:p text:style-name="P49"><text:span text:style-name="T31">├──</text:span><text:span text:style-name="T2">mmcblk0p1 <text:s text:c="3"/>vfat <text:s text:c="12"/>252M <text:s text:c="7"/>BOOT <text:s text:c="7"/>/boot</text:span></text:p>
      <text:p text:style-name="P50"><text:span text:style-name="T31">└──</text:span><text:span text:style-name="T2">mmcblk0p2 <text:s text:c="3"/>ext4 <text:s text:c="11"/>56.8G <text:s text:c="6"/>ROOT <text:s text:c="7"/>/</text:span></text:p>
      <text:p text:style-name="P15"/>
      <text:p text:style-name="Standard"><text:span text:style-name="T8">/dev/mmcblk</text:span><text:span text:style-name="T57">0</text:span><text:span text:style-name="T8"> </text:span><text:span text:style-name="T33">is</text:span><text:span text:style-name="T2"> our OS device. <text:s/>The /dev/sd</text:span><text:span text:style-name="T8">a </text:span><text:span text:style-name="T58">is our target device</text:span><text:span text:style-name="T8">.</text:span><text:span text:style-name="T2"> <text:s/>If the </text:span><text:span text:style-name="T62">SSD </text:span><text:span text:style-name="T2">device is brand new and has never been partitioned it may look different. <text:s/>Now </text:span><text:span text:style-name="T40">we have</text:span><text:span text:style-name="T2"> determined that /dev/sd</text:span><text:span text:style-name="T8">a</text:span><text:span text:style-name="T2"> is our </text:span><text:span text:style-name="T28">new</text:span><text:span text:style-name="T2"> device <text:s/></text:span><text:span text:style-name="T28">(your setup may be different </text:span><text:span text:style-name="T29">such as /dev/sdb etc</text:span><text:span text:style-name="T28">)</text:span></text:p>
      <text:p text:style-name="P22"/>
      <text:p text:style-name="P40"><text:span text:style-name="T50">/dev/sda1 should not show a MOUNTPOINT. <text:s/>It is remotely possible </text:span><text:span text:style-name="T16">/dev</text:span><text:span text:style-name="T42">/</text:span><text:span text:style-name="T16">sda1 </text:span><text:span text:style-name="T19">will be</text:span><text:span text:style-name="T16"> mounted </text:span><text:span text:style-name="T19">and show a mount point. <text:s/>If so, </text:span><text:span text:style-name="T16">we have to un-mount </text:span><text:span text:style-name="T15">it</text:span><text:span text:style-name="T16">, and any other partition </text:span><text:span text:style-name="T15">on /dev/sda </text:span><text:span text:style-name="T16">that shows up as being mounted. <text:s/>Such as possibly /dev</text:span><text:span text:style-name="T42">/</text:span><text:span text:style-name="T16">sda2, /dev/sda3, etc. until all are un-mounted. <text:s/></text:span><text:span text:style-name="T15">Of course, do not un-mount anything on mmcblk1.</text:span></text:p>
      <text:p text:style-name="P5"/>
      <text:p text:style-name="P39"><text:span text:style-name="T15"># </text:span><text:span text:style-name="T10">umount /dev</text:span><text:span text:style-name="T41">/</text:span><text:span text:style-name="T10">sda1 <text:s/>and possibly <text:s/># umount /dev/sda2 <text:s/>etc. <text:s text:c="3"/></text:span><text:span text:style-name="T23">(If necessary)</text:span></text:p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80">Next p</text:span>artition the USB SSD as one partition that uses all the space in the SSD</text:p>
      <text:p text:style-name="P34"><text:span text:style-name="T37">CAUTION: This WILL erase ALL </text:span><text:span text:style-name="T39">DATA</text:span><text:span text:style-name="T37"> on your SSD.</text:span></text:p>
      <text:p text:style-name="P16"/>
      <text:p text:style-name="Standard"><text:span text:style-name="T9">#</text:span><text:span text:style-name="T2"> fdisk /dev/sd</text:span><text:span text:style-name="T8">a <text:s text:c="21"/></text:span><text:span text:style-name="T45">( or adjust to /</text:span><text:span text:style-name="T15">dev</text:span><text:span text:style-name="T43">/</text:span><text:span text:style-name="T15">sdb or whatever is relevant )</text:span></text:p>
      <text:p text:style-name="P3">Command <text:s/>o <text:s text:c="25"/>(<text:span text:style-name="T71">That's lower case o...</text:span>create a new empty DOS partition table)</text:p>
      <text:p text:style-name="P3">Command <text:s/>n <text:s text:c="51"/>(add a new partition)</text:p>
      <text:p text:style-name="P3"><text:s text:c="3"/>Partition type: p <text:s text:c="44"/>(p = primary)</text:p>
      <text:p text:style-name="P3"><text:s text:c="2"/>partition number: 1</text:p>
      <text:p text:style-name="P3"><text:s text:c="2"/>First sector: <text:s/>enter to accept default</text:p>
      <text:p text:style-name="P3"><text:s text:c="2"/>Last sector: enter to accept default</text:p>
      <text:p text:style-name="Standard"><text:span text:style-name="T2"><text:s text:c="3"/>Partition #1 contains a </text:span><text:span text:style-name="T8">ext4 </text:span><text:span text:style-name="T2">signature. <text:s text:c="10"/>(this warning may not appear, if so yes)</text:span></text:p>
      <text:p text:style-name="P3"><text:s text:c="3"/>do you want to remove the signature? <text:s/>yes</text:p>
      <text:p text:style-name="P3">Command: w <text:s text:c="52"/>(write table to disk and exit)</text:p>
      <text:p text:style-name="P3"/>
      <text:p text:style-name="Standard"><text:span text:style-name="T2"># mkfs.ext4 -L </text:span><text:span text:style-name="T39">HOME</text:span><text:span text:style-name="T2"> /dev/sd</text:span><text:span text:style-name="T8">a</text:span><text:span text:style-name="T2">1 <text:s text:c="7"/></text:span><text:span text:style-name="T35">(format our new partition to ext4, -</text:span><text:span text:style-name="T36">L </text:span><text:span text:style-name="T39">HOME</text:span><text:span text:style-name="T36"> is the label</text:span><text:span text:style-name="T35">)</text:span></text:p>
      <text:p text:style-name="P18">Now that /<text:span text:style-name="T64">dev</text:span><text:span text:style-name="T63">/</text:span><text:span text:style-name="T64">sda is partitioned and formatted, we need to mount it on /mnt</text:span></text:p>
      <text:p text:style-name="P17"># mount -<text:span text:style-name="T81">t ext4 </text:span>/<text:span text:style-name="T64">dev</text:span><text:span text:style-name="T63">/</text:span><text:span text:style-name="T64">sda1 <text:s/>/mnt</text:span></text:p>
      <text:p text:style-name="P35"><text:span text:style-name="T38"># l</text:span><text:span text:style-name="T59">a</text:span><text:span text:style-name="T38"> <text:s/>/</text:span><text:span text:style-name="T46">mnt</text:span><text:span text:style-name="T38"> <text:s text:c="31"/></text:span><text:span text:style-name="T45">(</text:span><text:span text:style-name="T38">should see the </text:span><text:span text:style-name="T45">directory</text:span><text:span text:style-name="T38"> lost+found created by mkfs.ext4 )</text:span></text:p>
      <text:p text:style-name="P17"># rm -rf <text:s/>/<text:span text:style-name="T73">mnt/</text:span>lost+found</text:p>
      <text:p text:style-name="P17"># la <text:s/>/<text:span text:style-name="T73">mnt</text:span> <text:s text:c="31"/>( should see lost+found has been removed )</text:p>
      <text:p text:style-name="P23"># cp -rp /<text:span text:style-name="T64">home/* /var <text:s text:c="18"/>(make a backup of your current home director</text:span><text:span text:style-name="T70">y or directories</text:span><text:span text:style-name="T64">)</text:span></text:p>
      <text:p text:style-name="P35"><text:span text:style-name="T38"># cp -rp /</text:span><text:span text:style-name="T14">home/* /mnt <text:s text:c="8"/>(copy contents of home to /mnt using </text:span><text:span text:style-name="T10">recursive </text:span><text:span text:style-name="T13">&amp;</text:span><text:span text:style-name="T10"> preserve options</text:span><text:span text:style-name="T14">)</text:span></text:p>
      <text:p text:style-name="P39"><text:span text:style-name="T14"># </text:span><text:span text:style-name="T10">la /mnt/username <text:s text:c="6"/>( should see </text:span><text:span text:style-name="T20">the copied </text:span><text:span text:style-name="T10">contents of home )</text:span></text:p>
      <text:p text:style-name="P35"><text:span text:style-name="T14"># rm -</text:span><text:span text:style-name="T18">r</text:span><text:span text:style-name="T14">f /home</text:span><text:span text:style-name="T44">/*</text:span><text:span text:style-name="T14"> <text:s text:c="10"/></text:span><text:span text:style-name="T13">(empty the original home folder to be used as a mount point)</text:span></text:p>
      <text:p text:style-name="P37"><text:span text:style-name="T13"># </text:span><text:span text:style-name="T10">l</text:span><text:span text:style-name="T24">a</text:span><text:span text:style-name="T10"> /home <text:s text:c="20"/>( home should be empty, </text:span><text:span text:style-name="T18">if not repeat above command</text:span><text:span text:style-name="T10">)</text:span></text:p>
      <text:p text:style-name="P36"><text:span text:style-name="T13">#</text:span><text:span text:style-name="T10"> umount /dev/sda1 <text:s text:c="19"/>( un-mount /dev</text:span><text:span text:style-name="T41">/</text:span><text:span text:style-name="T10">sda1 from mount point /mnt </text:span><text:span text:style-name="T17">)</text:span></text:p>
      <text:p text:style-name="P19"># mount -<text:span text:style-name="T82">t ext4 </text:span>/<text:span text:style-name="T64">dev</text:span><text:span text:style-name="T63">/</text:span><text:span text:style-name="T64">sda</text:span><text:span text:style-name="T69">1 /home</text:span><text:span text:style-name="T64"> <text:s text:c="10"/>( mount /dev</text:span><text:span text:style-name="T63">/</text:span><text:span text:style-name="T64">sda1 to now empty home folder)</text:span></text:p>
      <text:p text:style-name="P20"><text:span text:style-name="T64"># la <text:s/>/home</text:span><text:span text:style-name="T63">/</text:span><text:span text:style-name="T64">username <text:s text:c="13"/>( should see the home directories and dot files )</text:span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20"><text:span text:style-name="T64"/></text:p>
      <text:p text:style-name="P54"/>
      <text:p text:style-name="P59"><text:soft-page-break/>Modify /etc/fstab</text:p>
      <text:p text:style-name="P56"/>
      <text:p text:style-name="P8">Now that the dirty work is done, finish this up by exiting out of the console window.</text:p>
      <text:p text:style-name="P8">Switch to the GUI mode by pressing Ctrl-Alt-F7, F6 , or maybe F1. Log into the desktop. </text:p>
      <text:p text:style-name="P25">Open a terminal window</text:p>
      <text:p text:style-name="P25">$ su <text:s text:c="4"/><text:span text:style-name="T79">then </text:span>enter root password</text:p>
      <text:p text:style-name="P9"><text:span text:style-name="T64"># cp /etc/fstab <text:s/>/</text:span><text:span text:style-name="T68">etc</text:span><text:span text:style-name="T64">/fstab.orig <text:s text:c="42"/></text:span><text:span text:style-name="T65">(backup fstab)</text:span></text:p>
      <text:p text:style-name="P6"/>
      <text:p text:style-name="Standard"><text:span text:style-name="T2">Find the UUID for the </text:span><text:span text:style-name="T49">home</text:span><text:span text:style-name="T2"> SSD partition.</text:span></text:p>
      <text:p text:style-name="Standard"><text:span text:style-name="T29">#</text:span><text:span text:style-name="T2"> lsblk -f /dev/sda</text:span></text:p>
      <text:p text:style-name="P12">NAME <text:s text:c="2"/>FSTYPE FSVER LABEL UUID <text:s text:c="40"/>FSAVAIL FSUSE% MOUNTPOINT</text:p>
      <text:p text:style-name="P12">sda <text:s text:c="77"/></text:p>
      <text:p text:style-name="P38"><text:span text:style-name="T47">└─sda1 ext4 <text:s/>1.0 <text:s/></text:span><text:span text:style-name="T48">HOME</text:span><text:span text:style-name="T47"> <text:s/>b6bd3cd3-c666-4259-9ad9-125a003ff231 <text:s/>221.7G <text:s text:c="3"/>0% <text:s text:c="56"/></text:span></text:p>
      <text:p text:style-name="P3"/>
      <text:p text:style-name="Standard"><text:span text:style-name="T2">you should see /dev/sd</text:span><text:span text:style-name="T8">a</text:span><text:span text:style-name="T2">1 with a nice label of "</text:span><text:span text:style-name="T39">HOME</text:span><text:span text:style-name="T2">" and its UUID number.</text:span></text:p>
      <text:p text:style-name="P46"><text:span text:style-name="T54">Highlight the </text:span><text:span text:style-name="T55">UUID number, </text:span><text:span text:style-name="T54">then right click and click copy</text:span><text:span text:style-name="T55">.</text:span></text:p>
      <text:p text:style-name="P13"/>
      <text:p text:style-name="P33"><text:span text:style-name="T2">Using </text:span><text:span text:style-name="T54">your favorite text editor, </text:span><text:span text:style-name="T2">add the following line at the end of the /etc/fstab file</text:span></text:p>
      <text:p text:style-name="P47"><text:span text:style-name="T29"># </text:span><text:span text:style-name="T54">gedit </text:span><text:span text:style-name="T29">/</text:span><text:span text:style-name="T21">etc/fstab </text:span><text:span text:style-name="T22">&amp;</text:span></text:p>
      <text:p text:style-name="P11"/>
      <text:p text:style-name="P3">UUID=<text:span text:style-name="T78">PASTE-</text:span>Your-UUID-Number <text:s/><text:span text:style-name="T64">/</text:span><text:span text:style-name="T67">home</text:span> <text:s/>ext4 <text:s text:c="2"/>defaults,noatime <text:s text:c="2"/>0 2</text:p>
      <text:p text:style-name="P3"/>
      <text:p text:style-name="P10"># mount -a <text:s text:c="6"/><text:span text:style-name="T72">(should show no errors if fstab is correct, if not edit /</text:span><text:span text:style-name="T66">etc/fstab again)</text:span></text:p>
      <text:p text:style-name="P51"><text:span text:style-name="T25"># </text:span><text:span text:style-name="T26">lb</text:span><text:span text:style-name="T27"> </text:span><text:span text:style-name="T25">/dev/sda1 <text:s text:c="33"/>(should show our new /home )</text:span></text:p>
      <text:p text:style-name="P43">NAME <text:s text:c="2"/>FSTYPE <text:s text:c="4"/>FSSIZE <text:s text:c="3"/>LABEL <text:s text:c="3"/>MOUNTPOINT</text:p>
      <text:p text:style-name="P43">sda1 <text:s text:c="7"/>ext4 <text:s text:c="10"/>457.4G <text:s text:c="3"/>HOME <text:s text:c="3"/>/home</text:p>
      <text:p text:style-name="P42"/>
      <text:p text:style-name="P28">Reboot the computer <text:span text:style-name="T76">and log into your Desktop.</text:span></text:p>
      <text:p text:style-name="P44"/>
      <text:p text:style-name="P44"/>
      <text:p text:style-name="P52"><text:span text:style-name="T74">After reboot</text:span><text:span text:style-name="T75">, </text:span><text:span text:style-name="T74">in a terminal window</text:span></text:p>
      <text:p text:style-name="P43">$ lb <text:s/>/dev<text:span text:style-name="T63">/</text:span>sda1</text:p>
      <text:p text:style-name="P43">NAME <text:s text:c="2"/>FSTYPE <text:s text:c="4"/>FSSIZE <text:s text:c="3"/>LABEL <text:s text:c="3"/>MOUNTPOINT</text:p>
      <text:p text:style-name="P43">sda1 <text:s text:c="7"/>ext4 <text:s text:c="10"/>457.4G <text:s text:c="3"/>HOME <text:s text:c="3"/>/home</text:p>
      <text:p text:style-name="P42"/>
      <text:p text:style-name="P42">I would recommend removing the home directory backup(s) from /var.</text:p>
      <text:p text:style-name="P41">This frees up <text:span text:style-name="T77">storage </text:span>space and it is better security to not have your home directory in /var.</text:p>
      <text:p text:style-name="P14"/>
      <text:p text:style-name="P21">From now on the home folder will be on the SSD. <text:s/>The SBC device and the USB external <text:s/>SSD enclosure are now married and should always be used together. <text:s/></text:p>
      <text:p text:style-name="P21"/>
      <text:p text:style-name="P21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 fo:font-size="10pt" officeooo:rsid="004a81e7" officeooo:paragraph-rsid="006f9af8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7pt" officeooo:rsid="004a81e7" officeooo:paragraph-rsid="006f9af8" style:font-size-asian="7pt" style:font-size-complex="7pt"/>
    </style:style>
    <style:style style:name="MT1" style:family="text">
      <style:text-properties officeooo:rsid="006f9af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</text:span>age <text:page-number text:select-page="current">3</text:page-number><text:s/>of <text:page-count>3</text:page-count><text:span text:style-name="MT1"><text:s/></text:span></text:p>
        <text:p text:style-name="MP2"><text:file-name text:display="name-and-extension">Add_USB-SSD_as_home.odt</text:file-n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31T13:07:55.611520075</meta:creation-date>
    <dc:date>2020-09-15T13:47:10.644898384</dc:date>
    <meta:editing-duration>PT14H26M16S</meta:editing-duration>
    <meta:editing-cycles>112</meta:editing-cycles>
    <meta:generator>LibreOffice/7.0.1.2$Linux_AARCH64 LibreOffice_project/00$Build-2</meta:generator>
    <meta:print-date>2020-06-27T22:21:30.618175364</meta:print-date>
    <meta:document-statistic meta:table-count="0" meta:image-count="0" meta:object-count="0" meta:page-count="3" meta:paragraph-count="74" meta:word-count="844" meta:character-count="5636" meta:non-whitespace-character-count="3961"/>
  </office:meta>
</office:document-meta>
</file>